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dbfb" officeooo:paragraph-rsid="0004dbfb"/>
    </style:style>
    <style:style style:name="P2" style:family="paragraph" style:parent-style-name="Standard">
      <style:text-properties officeooo:rsid="000a7358" officeooo:paragraph-rsid="000a735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ditional Notes: 18<text:span text:style-name="T1">th</text:span> February 2019</text:p>
      <text:p text:style-name="P2"/>
      <text:list xml:id="list1450300017" text:style-name="L1">
        <text:list-item>
          <text:p text:style-name="P1">QA and Closed</text:p>
        </text:list-item>
        <text:list-item>
          <text:p text:style-name="P1">Thursday go through Git branching and workflo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5:40:10.351482601</meta:creation-date>
    <dc:date>2019-02-25T21:14:45.465763311</dc:date>
    <meta:editing-duration>PT23M1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7" meta:character-count="97" meta:non-whitespace-character-count="85"/>
  </office:meta>
</office:document-meta>
</file>